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9293" officeooo:paragraph-rsid="001eb584"/>
    </style:style>
    <style:style style:name="P2" style:family="paragraph" style:parent-style-name="Standard">
      <style:text-properties officeooo:rsid="001d9293" officeooo:paragraph-rsid="0021333f"/>
    </style:style>
    <style:style style:name="T1" style:family="text">
      <style:text-properties officeooo:rsid="001eb584"/>
    </style:style>
    <style:style style:name="T2" style:family="text">
      <style:text-properties fo:font-weight="bold" officeooo:rsid="00201065" style:font-weight-asian="bold" style:font-weight-complex="bold"/>
    </style:style>
    <style:style style:name="T3" style:family="text">
      <style:text-properties fo:font-weight="bold" officeooo:rsid="001eb584" style:font-weight-asian="bold" style:font-weight-complex="bold"/>
    </style:style>
    <style:style style:name="T4" style:family="text">
      <style:text-properties fo:font-weight="bold" officeooo:rsid="0021333f" style:font-weight-asian="bold" style:font-weight-complex="bold"/>
    </style:style>
    <style:style style:name="T5" style:family="text">
      <style:text-properties fo:font-weight="normal" officeooo:rsid="00201065" style:font-weight-asian="normal" style:font-weight-complex="normal"/>
    </style:style>
    <style:style style:name="T6" style:family="text">
      <style:text-properties fo:font-weight="normal" officeooo:rsid="0021333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P180</text:span><text:line-break/>The advent of open source hardware has lead to a marketplace of tools and components that have made it easier than ever to design and build your own custom electronic devices. What was possible only to multi million dollar just a few short years ago has quickly been delivered into the hands of the average garage inventor; and designing new tools and products from scratch is both cost effective and easily accessible. From mobile devices, to scientific instruments, wearable electronics, and even circuits designed just for fun, you’ll be amazed at what you can do with the open source tools at your disposal. <text:span text:style-name="T1">This course will focus on the kinds of smart devices you can build when you leverage the power of the Arduino open source microprocessor.</text:span></text:p>
      <text:p text:style-name="P2"><text:line-break/><text:span text:style-name="T1">The most common challenges with building microprocessor projects is learning how to connect devices together. An Arduino by itself doesn’t offer much capability; the power lies in the myriad sensors, input and output devices, actuators, and other devices with which it can be connected. As such, <text:s/>this class focuses on the different interfaces through which the Arduino can communicate with other devices. The course is structured into 4 parts, with each part exploring a different interface for communicating with the Arduino. <text:line-break/><text:line-break/></text:span><text:span text:style-name="T3">Part 1 – Hardware Serial:</text:span><text:span text:style-name="T1"><text:line-break/>In this section students will learn about the hardware serial interface through which the Arduino communicates with the computer. We’ll cover some of the basics of programming for the Arduino, getting debug information back from the Arduino as it runs, and an overview of the Arduino build process. The final product of this section will be an Arduino program that listens for user input over the serial port and responds to certain key words with custom logic. <text:line-break/><text:line-break/></text:span><text:span text:style-name="T2">Part 2 – Analog and Parallel:<text:line-break/></text:span><text:span text:style-name="T5">In this section students will learn about reading data from an analog sensor using the Arduino’s built in analog to digital converters pins. We’ll cover how feed these readings into logic that makes decisions, like whether to turn an LED or on or off. Finally, we’ll learn how to wire and code a parallel device that lets us show numbers with a digital clock display. Along the way, we’ll learn the basics of working with breadboards, wiring, and how code libraries work in the Arduino world. The final product of this section will be a prototype device that displays the value of an analog light sensor, if the value is below some threshold level, it will turn an LED on. <text:line-break/><text:line-break/></text:span><text:span text:style-name="T2">Part 3– I2C Bus: </text:span><text:span text:style-name="T5"><text:line-break/>In this section students will wire and code several I2C devices. We’ll cover how to work with manufacturer provided code libraries. We’ll also </text:span><text:span text:style-name="T6">write</text:span><text:span text:style-name="T5"> custom logic that uses the devices in concert to achieve some specific goal. The final </text:span><text:span text:style-name="T6">product of this section will be a device that measures acceleration, gyroscopic header, and magnetic field readings in 3 dimensions, and displays these values on a small organic LCD screen. <text:line-break/><text:line-break/></text:span><text:span text:style-name="T2">Part 3– </text:span><text:span text:style-name="T4">SPI</text:span><text:span text:style-name="T2"> Bus: </text:span><text:span text:style-name="T1"><text:line-break/></text:span><text:span text:style-name="T5">In this section students will wire and code several </text:span><text:span text:style-name="T6">SPI</text:span><text:span text:style-name="T5"> devices. We’ll cover how to work with manufacturer provided code libraries. We’ll also </text:span><text:span text:style-name="T6">write</text:span><text:span text:style-name="T5"> custom logic that uses the devices in concert to achieve some specific goal. </text:span><text:span text:style-name="T6">We’ll compare the relative advantages between SPI and I2C. </text:span><text:span text:style-name="T5">The final </text:span><text:span text:style-name="T6">product of this section will be a device that measures temperature and barometric pressure and writes them to an on board SD card for permanent storage. <text:line-break/></text:span><text:span text:style-name="T1"><text:line-break/>Along the way, we’ll introduce all the programming and electronics concepts needed to support an understanding of how the Arduino works with devices through the target interface. If you’re completely </text:span><text:soft-page-break/><text:span text:style-name="T1">new to electronics and/or programming, this course should prove rigorous but accessible. <text:line-break/><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4-27T15:54:12.614000000</dc:date>
    <meta:editing-duration>PT15M53S</meta:editing-duration>
    <meta:editing-cycles>2</meta:editing-cycles>
    <meta:generator>LibreOffice/5.2.1.2$Windows_x86 LibreOffice_project/31dd62db80d4e60af04904455ec9c9219178d620</meta:generator>
    <meta:document-statistic meta:table-count="0" meta:image-count="0" meta:object-count="0" meta:page-count="2" meta:paragraph-count="2" meta:word-count="608" meta:character-count="3687" meta:non-whitespace-character-count="3061"/>
  </office:meta>
</office:document-meta>
</file>